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xample" table:style-name="ta1">
        <table:table-column table:style-name="co1" table:default-cell-style-name="ce1"/>
        <table:table-column table:style-name="co1" table:number-columns-repeated="6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number-columns-repeated="16374" table:default-cell-style-name="ce1"/>
        <table:table-row table:style-name="ro1">
          <table:table-cell/>
          <table:table-cell table:number-columns-repeated="9" table:style-name="ce2"/>
          <table:table-cell table:number-columns-repeated="16374"/>
        </table:table-row>
        <table:table-row table:style-name="ro2">
          <table:table-cell/>
          <table:table-cell table:style-name="ce2"/>
          <table:table-cell office:value-type="string" table:style-name="ce3">
            <text:p>Example of Asymptotic Functional Analysis with a Third Order Polynomial</text:p>
          </table:table-cell>
          <table:table-cell table:number-columns-repeated="5" table:style-name="ce4"/>
          <table:table-cell table:number-columns-repeated="2" table:style-name="ce2"/>
          <table:table-cell table:number-columns-repeated="16374"/>
        </table:table-row>
        <table:table-row table:style-name="ro2">
          <table:table-cell/>
          <table:table-cell table:style-name="ce2"/>
          <table:table-cell table:style-name="ce4"/>
          <table:table-cell office:value-type="string" table:style-name="ce3">
            <text:p>How it behaves when scaling</text:p>
          </table:table-cell>
          <table:table-cell table:number-columns-repeated="4" table:style-name="ce4"/>
          <table:table-cell table:number-columns-repeated="2" table:style-name="ce2"/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1">
          <table:table-cell/>
          <table:table-cell office:value-type="string" table:style-name="ce2">
            <text:p>f(n) =</text:p>
          </table:table-cell>
          <table:table-cell office:value-type="string" table:style-name="ce2">
            <text:p>a=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*n^3</text:p>
          </table:table-cell>
          <table:table-cell table:style-name="ce2"/>
          <table:table-cell office:value-type="string" table:style-name="ce2">
            <text:p>g(n)=</text:p>
          </table:table-cell>
          <table:table-cell office:value-type="float" office:value="1.5" table:style-name="ce2">
            <text:p>1.5</text:p>
          </table:table-cell>
          <table:table-cell office:value-type="string" table:style-name="ce2">
            <text:p>*n^3</text:p>
          </table:table-cell>
          <table:table-cell table:number-columns-repeated="16375"/>
        </table:table-row>
        <table:table-row table:style-name="ro1">
          <table:table-cell/>
          <table:table-cell table:style-name="ce2"/>
          <table:table-cell office:value-type="string" table:style-name="ce2">
            <text:p>b=</text:p>
          </table:table-cell>
          <table:table-cell office:value-type="float" office:value="-10" table:style-name="ce2">
            <text:p>-10</text:p>
          </table:table-cell>
          <table:table-cell office:value-type="string" table:style-name="ce2">
            <text:p>*n^2</text:p>
          </table:table-cell>
          <table:table-cell table:number-columns-repeated="5" table:style-name="ce2"/>
          <table:table-cell table:number-columns-repeated="16374"/>
        </table:table-row>
        <table:table-row table:style-name="ro1">
          <table:table-cell/>
          <table:table-cell table:style-name="ce2"/>
          <table:table-cell office:value-type="string" table:style-name="ce2">
            <text:p>c=</text:p>
          </table:table-cell>
          <table:table-cell office:value-type="float" office:value="-30" table:style-name="ce2">
            <text:p>-30</text:p>
          </table:table-cell>
          <table:table-cell office:value-type="string" table:style-name="ce2">
            <text:p>*n^1</text:p>
          </table:table-cell>
          <table:table-cell table:number-columns-repeated="5" table:style-name="ce2"/>
          <table:table-cell table:number-columns-repeated="16374"/>
        </table:table-row>
        <table:table-row table:style-name="ro1">
          <table:table-cell/>
          <table:table-cell table:style-name="ce2"/>
          <table:table-cell office:value-type="string" table:style-name="ce2">
            <text:p>d=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*n^0</text:p>
          </table:table-cell>
          <table:table-cell table:number-columns-repeated="5" table:style-name="ce2"/>
          <table:table-cell table:number-columns-repeated="16374"/>
        </table:table-row>
        <table:table-row table:style-name="ro1">
          <table:table-cell/>
          <table:table-cell table:number-columns-repeated="5" table:style-name="ce2"/>
          <table:table-cell office:value-type="string" table:style-name="ce2">
            <text:p>g(n)=</text:p>
          </table:table-cell>
          <table:table-cell office:value-type="float" office:value="3.25" table:style-name="ce2">
            <text:p>3.25</text:p>
          </table:table-cell>
          <table:table-cell office:value-type="string" table:style-name="ce2">
            <text:p>*n^3</text:p>
          </table:table-cell>
          <table:table-cell table:number-columns-repeated="16375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Big Omega</text:p>
          </table:table-cell>
          <table:table-cell office:value-type="string" table:style-name="ce2">
            <text:p>Big Oh</text:p>
          </table:table-cell>
          <table:table-cell table:number-columns-repeated="16375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Lower Bound</text:p>
          </table:table-cell>
          <table:table-cell office:value-type="string" table:style-name="ce2">
            <text:p>Upper Bound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<text:s/>N^0</text:p>
          </table:table-cell>
          <table:table-cell office:value-type="string" table:style-name="ce2">
            <text:p>N^1</text:p>
          </table:table-cell>
          <table:table-cell office:value-type="string" table:style-name="ce2">
            <text:p>N^2</text:p>
          </table:table-cell>
          <table:table-cell office:value-type="string" table:style-name="ce2">
            <text:p>N^3</text:p>
          </table:table-cell>
          <table:table-cell office:value-type="string" table:style-name="ce2">
            <text:p>f(n)</text:p>
          </table:table-cell>
          <table:table-cell table:style-name="ce2"/>
          <table:table-cell office:value-type="string" table:style-name="ce2">
            <text:p>c'g(n)</text:p>
          </table:table-cell>
          <table:table-cell office:value-type="string" table:style-name="ce2">
            <text:p>c''g(n)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[.C15]*[.C15]" table:style-name="ce2">
            <text:p>1</text:p>
          </table:table-cell>
          <table:table-cell office:value-type="float" office:value="1" table:formula="of:=[.D15]*[.C15]" table:style-name="ce2">
            <text:p>1</text:p>
          </table:table-cell>
          <table:table-cell office:value-type="float" office:value="1963" table:formula="of:=[.$D$5]*[.E15]+[.$D$6]*[.D15]+[.$D$7]*[.C15]+[.$D$8]*[.B15]" table:style-name="ce2">
            <text:p>1963</text:p>
          </table:table-cell>
          <table:table-cell table:style-name="ce2"/>
          <table:table-cell office:value-type="float" office:value="1.5" table:formula="of:=[.$H$5]*[.E15]" table:style-name="ce5">
            <text:p>2</text:p>
          </table:table-cell>
          <table:table-cell office:value-type="float" office:value="3.25" table:formula="of:=[.$H$9]*[.E15]" table:style-name="ce5">
            <text:p>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formula="of:=[.C16]*[.C16]" table:style-name="ce2">
            <text:p>4</text:p>
          </table:table-cell>
          <table:table-cell office:value-type="float" office:value="8" table:formula="of:=[.D16]*[.C16]" table:style-name="ce2">
            <text:p>8</text:p>
          </table:table-cell>
          <table:table-cell office:value-type="float" office:value="1924" table:formula="of:=[.$D$5]*[.E16]+[.$D$6]*[.D16]+[.$D$7]*[.C16]+[.$D$8]*[.B16]" table:style-name="ce2">
            <text:p>1924</text:p>
          </table:table-cell>
          <table:table-cell table:style-name="ce2"/>
          <table:table-cell office:value-type="float" office:value="12" table:formula="of:=[.$H$5]*[.E16]" table:style-name="ce5">
            <text:p>12</text:p>
          </table:table-cell>
          <table:table-cell office:value-type="float" office:value="26" table:formula="of:=[.$H$9]*[.E16]" table:style-name="ce5">
            <text:p>2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9" table:formula="of:=[.C17]*[.C17]" table:style-name="ce2">
            <text:p>9</text:p>
          </table:table-cell>
          <table:table-cell office:value-type="float" office:value="27" table:formula="of:=[.D17]*[.C17]" table:style-name="ce2">
            <text:p>27</text:p>
          </table:table-cell>
          <table:table-cell office:value-type="float" office:value="1901" table:formula="of:=[.$D$5]*[.E17]+[.$D$6]*[.D17]+[.$D$7]*[.C17]+[.$D$8]*[.B17]" table:style-name="ce2">
            <text:p>1901</text:p>
          </table:table-cell>
          <table:table-cell table:style-name="ce2"/>
          <table:table-cell office:value-type="float" office:value="40.5" table:formula="of:=[.$H$5]*[.E17]" table:style-name="ce5">
            <text:p>41</text:p>
          </table:table-cell>
          <table:table-cell office:value-type="float" office:value="87.75" table:formula="of:=[.$H$9]*[.E17]" table:style-name="ce5">
            <text:p>8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6" table:formula="of:=[.C18]*[.C18]" table:style-name="ce2">
            <text:p>16</text:p>
          </table:table-cell>
          <table:table-cell office:value-type="float" office:value="64" table:formula="of:=[.D18]*[.C18]" table:style-name="ce2">
            <text:p>64</text:p>
          </table:table-cell>
          <table:table-cell office:value-type="float" office:value="1912" table:formula="of:=[.$D$5]*[.E18]+[.$D$6]*[.D18]+[.$D$7]*[.C18]+[.$D$8]*[.B18]" table:style-name="ce2">
            <text:p>1912</text:p>
          </table:table-cell>
          <table:table-cell table:style-name="ce2"/>
          <table:table-cell office:value-type="float" office:value="96" table:formula="of:=[.$H$5]*[.E18]" table:style-name="ce5">
            <text:p>96</text:p>
          </table:table-cell>
          <table:table-cell office:value-type="float" office:value="208" table:formula="of:=[.$H$9]*[.E18]" table:style-name="ce5">
            <text:p>20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5" table:formula="of:=[.C19]*[.C19]" table:style-name="ce2">
            <text:p>25</text:p>
          </table:table-cell>
          <table:table-cell office:value-type="float" office:value="125" table:formula="of:=[.D19]*[.C19]" table:style-name="ce2">
            <text:p>125</text:p>
          </table:table-cell>
          <table:table-cell office:value-type="float" office:value="1975" table:formula="of:=[.$D$5]*[.E19]+[.$D$6]*[.D19]+[.$D$7]*[.C19]+[.$D$8]*[.B19]" table:style-name="ce2">
            <text:p>1975</text:p>
          </table:table-cell>
          <table:table-cell table:style-name="ce2"/>
          <table:table-cell office:value-type="float" office:value="187.5" table:formula="of:=[.$H$5]*[.E19]" table:style-name="ce5">
            <text:p>188</text:p>
          </table:table-cell>
          <table:table-cell office:value-type="float" office:value="406.25" table:formula="of:=[.$H$9]*[.E19]" table:style-name="ce5">
            <text:p>40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36" table:formula="of:=[.C20]*[.C20]" table:style-name="ce2">
            <text:p>36</text:p>
          </table:table-cell>
          <table:table-cell office:value-type="float" office:value="216" table:formula="of:=[.D20]*[.C20]" table:style-name="ce2">
            <text:p>216</text:p>
          </table:table-cell>
          <table:table-cell office:value-type="float" office:value="2108" table:formula="of:=[.$D$5]*[.E20]+[.$D$6]*[.D20]+[.$D$7]*[.C20]+[.$D$8]*[.B20]" table:style-name="ce2">
            <text:p>2108</text:p>
          </table:table-cell>
          <table:table-cell table:style-name="ce2"/>
          <table:table-cell office:value-type="float" office:value="324" table:formula="of:=[.$H$5]*[.E20]" table:style-name="ce5">
            <text:p>324</text:p>
          </table:table-cell>
          <table:table-cell office:value-type="float" office:value="702" table:formula="of:=[.$H$9]*[.E20]" table:style-name="ce5">
            <text:p>70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49" table:formula="of:=[.C21]*[.C21]" table:style-name="ce2">
            <text:p>49</text:p>
          </table:table-cell>
          <table:table-cell office:value-type="float" office:value="343" table:formula="of:=[.D21]*[.C21]" table:style-name="ce2">
            <text:p>343</text:p>
          </table:table-cell>
          <table:table-cell office:value-type="float" office:value="2329" table:formula="of:=[.$D$5]*[.E21]+[.$D$6]*[.D21]+[.$D$7]*[.C21]+[.$D$8]*[.B21]" table:style-name="ce2">
            <text:p>2329</text:p>
          </table:table-cell>
          <table:table-cell table:style-name="ce2"/>
          <table:table-cell office:value-type="float" office:value="514.5" table:formula="of:=[.$H$5]*[.E21]" table:style-name="ce5">
            <text:p>515</text:p>
          </table:table-cell>
          <table:table-cell office:value-type="float" office:value="1114.75" table:formula="of:=[.$H$9]*[.E21]" table:style-name="ce5">
            <text:p>111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64" table:formula="of:=[.C22]*[.C22]" table:style-name="ce2">
            <text:p>64</text:p>
          </table:table-cell>
          <table:table-cell office:value-type="float" office:value="512" table:formula="of:=[.D22]*[.C22]" table:style-name="ce2">
            <text:p>512</text:p>
          </table:table-cell>
          <table:table-cell office:value-type="float" office:value="2656" table:formula="of:=[.$D$5]*[.E22]+[.$D$6]*[.D22]+[.$D$7]*[.C22]+[.$D$8]*[.B22]" table:style-name="ce2">
            <text:p>2656</text:p>
          </table:table-cell>
          <table:table-cell table:style-name="ce2"/>
          <table:table-cell office:value-type="float" office:value="768" table:formula="of:=[.$H$5]*[.E22]" table:style-name="ce5">
            <text:p>768</text:p>
          </table:table-cell>
          <table:table-cell office:value-type="float" office:value="1664" table:formula="of:=[.$H$9]*[.E22]" table:style-name="ce5">
            <text:p>166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81" table:formula="of:=[.C23]*[.C23]" table:style-name="ce2">
            <text:p>81</text:p>
          </table:table-cell>
          <table:table-cell office:value-type="float" office:value="729" table:formula="of:=[.D23]*[.C23]" table:style-name="ce2">
            <text:p>729</text:p>
          </table:table-cell>
          <table:table-cell office:value-type="float" office:value="3107" table:formula="of:=[.$D$5]*[.E23]+[.$D$6]*[.D23]+[.$D$7]*[.C23]+[.$D$8]*[.B23]" table:style-name="ce2">
            <text:p>3107</text:p>
          </table:table-cell>
          <table:table-cell table:style-name="ce2"/>
          <table:table-cell office:value-type="float" office:value="1093.5" table:formula="of:=[.$H$5]*[.E23]" table:style-name="ce5">
            <text:p>1094</text:p>
          </table:table-cell>
          <table:table-cell office:value-type="float" office:value="2369.25" table:formula="of:=[.$H$9]*[.E23]" table:style-name="ce5">
            <text:p>236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00" table:formula="of:=[.C24]*[.C24]" table:style-name="ce2">
            <text:p>100</text:p>
          </table:table-cell>
          <table:table-cell office:value-type="float" office:value="1000" table:formula="of:=[.D24]*[.C24]" table:style-name="ce2">
            <text:p>1000</text:p>
          </table:table-cell>
          <table:table-cell office:value-type="float" office:value="3700" table:formula="of:=[.$D$5]*[.E24]+[.$D$6]*[.D24]+[.$D$7]*[.C24]+[.$D$8]*[.B24]" table:style-name="ce2">
            <text:p>3700</text:p>
          </table:table-cell>
          <table:table-cell table:style-name="ce2"/>
          <table:table-cell office:value-type="float" office:value="1500" table:formula="of:=[.$H$5]*[.E24]" table:style-name="ce5">
            <text:p>1500</text:p>
          </table:table-cell>
          <table:table-cell office:value-type="float" office:value="3250" table:formula="of:=[.$H$9]*[.E24]" table:style-name="ce5">
            <text:p>325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21" table:formula="of:=[.C25]*[.C25]" table:style-name="ce2">
            <text:p>121</text:p>
          </table:table-cell>
          <table:table-cell office:value-type="float" office:value="1331" table:formula="of:=[.D25]*[.C25]" table:style-name="ce2">
            <text:p>1331</text:p>
          </table:table-cell>
          <table:table-cell office:value-type="float" office:value="4453" table:formula="of:=[.$D$5]*[.E25]+[.$D$6]*[.D25]+[.$D$7]*[.C25]+[.$D$8]*[.B25]" table:style-name="ce2">
            <text:p>4453</text:p>
          </table:table-cell>
          <table:table-cell table:style-name="ce2"/>
          <table:table-cell office:value-type="float" office:value="1996.5" table:formula="of:=[.$H$5]*[.E25]" table:style-name="ce5">
            <text:p>1997</text:p>
          </table:table-cell>
          <table:table-cell office:value-type="float" office:value="4325.75" table:formula="of:=[.$H$9]*[.E25]" table:style-name="ce5">
            <text:p>432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144" table:formula="of:=[.C26]*[.C26]" table:style-name="ce2">
            <text:p>144</text:p>
          </table:table-cell>
          <table:table-cell office:value-type="float" office:value="1728" table:formula="of:=[.D26]*[.C26]" table:style-name="ce2">
            <text:p>1728</text:p>
          </table:table-cell>
          <table:table-cell office:value-type="float" office:value="5384" table:formula="of:=[.$D$5]*[.E26]+[.$D$6]*[.D26]+[.$D$7]*[.C26]+[.$D$8]*[.B26]" table:style-name="ce2">
            <text:p>5384</text:p>
          </table:table-cell>
          <table:table-cell table:style-name="ce2"/>
          <table:table-cell office:value-type="float" office:value="2592" table:formula="of:=[.$H$5]*[.E26]" table:style-name="ce5">
            <text:p>2592</text:p>
          </table:table-cell>
          <table:table-cell office:value-type="float" office:value="5616" table:formula="of:=[.$H$9]*[.E26]" table:style-name="ce5">
            <text:p>561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69" table:formula="of:=[.C27]*[.C27]" table:style-name="ce2">
            <text:p>169</text:p>
          </table:table-cell>
          <table:table-cell office:value-type="float" office:value="2197" table:formula="of:=[.D27]*[.C27]" table:style-name="ce2">
            <text:p>2197</text:p>
          </table:table-cell>
          <table:table-cell office:value-type="float" office:value="6511" table:formula="of:=[.$D$5]*[.E27]+[.$D$6]*[.D27]+[.$D$7]*[.C27]+[.$D$8]*[.B27]" table:style-name="ce2">
            <text:p>6511</text:p>
          </table:table-cell>
          <table:table-cell table:style-name="ce2"/>
          <table:table-cell office:value-type="float" office:value="3295.5" table:formula="of:=[.$H$5]*[.E27]" table:style-name="ce5">
            <text:p>3296</text:p>
          </table:table-cell>
          <table:table-cell office:value-type="float" office:value="7140.25" table:formula="of:=[.$H$9]*[.E27]" table:style-name="ce5">
            <text:p>714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196" table:formula="of:=[.C28]*[.C28]" table:style-name="ce2">
            <text:p>196</text:p>
          </table:table-cell>
          <table:table-cell office:value-type="float" office:value="2744" table:formula="of:=[.D28]*[.C28]" table:style-name="ce2">
            <text:p>2744</text:p>
          </table:table-cell>
          <table:table-cell office:value-type="float" office:value="7852" table:formula="of:=[.$D$5]*[.E28]+[.$D$6]*[.D28]+[.$D$7]*[.C28]+[.$D$8]*[.B28]" table:style-name="ce2">
            <text:p>7852</text:p>
          </table:table-cell>
          <table:table-cell table:style-name="ce2"/>
          <table:table-cell office:value-type="float" office:value="4116" table:formula="of:=[.$H$5]*[.E28]" table:style-name="ce5">
            <text:p>4116</text:p>
          </table:table-cell>
          <table:table-cell office:value-type="float" office:value="8918" table:formula="of:=[.$H$9]*[.E28]" table:style-name="ce5">
            <text:p>891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225" table:formula="of:=[.C29]*[.C29]" table:style-name="ce2">
            <text:p>225</text:p>
          </table:table-cell>
          <table:table-cell office:value-type="float" office:value="3375" table:formula="of:=[.D29]*[.C29]" table:style-name="ce2">
            <text:p>3375</text:p>
          </table:table-cell>
          <table:table-cell office:value-type="float" office:value="9425" table:formula="of:=[.$D$5]*[.E29]+[.$D$6]*[.D29]+[.$D$7]*[.C29]+[.$D$8]*[.B29]" table:style-name="ce2">
            <text:p>9425</text:p>
          </table:table-cell>
          <table:table-cell table:style-name="ce2"/>
          <table:table-cell office:value-type="float" office:value="5062.5" table:formula="of:=[.$H$5]*[.E29]" table:style-name="ce5">
            <text:p>5063</text:p>
          </table:table-cell>
          <table:table-cell office:value-type="float" office:value="10968.75" table:formula="of:=[.$H$9]*[.E29]" table:style-name="ce5">
            <text:p>1096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256" table:formula="of:=[.C30]*[.C30]" table:style-name="ce2">
            <text:p>256</text:p>
          </table:table-cell>
          <table:table-cell office:value-type="float" office:value="4096" table:formula="of:=[.D30]*[.C30]" table:style-name="ce2">
            <text:p>4096</text:p>
          </table:table-cell>
          <table:table-cell office:value-type="float" office:value="11248" table:formula="of:=[.$D$5]*[.E30]+[.$D$6]*[.D30]+[.$D$7]*[.C30]+[.$D$8]*[.B30]" table:style-name="ce2">
            <text:p>11248</text:p>
          </table:table-cell>
          <table:table-cell table:style-name="ce2"/>
          <table:table-cell office:value-type="float" office:value="6144" table:formula="of:=[.$H$5]*[.E30]" table:style-name="ce5">
            <text:p>6144</text:p>
          </table:table-cell>
          <table:table-cell office:value-type="float" office:value="13312" table:formula="of:=[.$H$9]*[.E30]" table:style-name="ce5">
            <text:p>1331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289" table:formula="of:=[.C31]*[.C31]" table:style-name="ce2">
            <text:p>289</text:p>
          </table:table-cell>
          <table:table-cell office:value-type="float" office:value="4913" table:formula="of:=[.D31]*[.C31]" table:style-name="ce2">
            <text:p>4913</text:p>
          </table:table-cell>
          <table:table-cell office:value-type="float" office:value="13339" table:formula="of:=[.$D$5]*[.E31]+[.$D$6]*[.D31]+[.$D$7]*[.C31]+[.$D$8]*[.B31]" table:style-name="ce2">
            <text:p>13339</text:p>
          </table:table-cell>
          <table:table-cell table:style-name="ce2"/>
          <table:table-cell office:value-type="float" office:value="7369.5" table:formula="of:=[.$H$5]*[.E31]" table:style-name="ce5">
            <text:p>7370</text:p>
          </table:table-cell>
          <table:table-cell office:value-type="float" office:value="15967.25" table:formula="of:=[.$H$9]*[.E31]" table:style-name="ce5">
            <text:p>1596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324" table:formula="of:=[.C32]*[.C32]" table:style-name="ce2">
            <text:p>324</text:p>
          </table:table-cell>
          <table:table-cell office:value-type="float" office:value="5832" table:formula="of:=[.D32]*[.C32]" table:style-name="ce2">
            <text:p>5832</text:p>
          </table:table-cell>
          <table:table-cell office:value-type="float" office:value="15716" table:formula="of:=[.$D$5]*[.E32]+[.$D$6]*[.D32]+[.$D$7]*[.C32]+[.$D$8]*[.B32]" table:style-name="ce2">
            <text:p>15716</text:p>
          </table:table-cell>
          <table:table-cell table:style-name="ce2"/>
          <table:table-cell office:value-type="float" office:value="8748" table:formula="of:=[.$H$5]*[.E32]" table:style-name="ce5">
            <text:p>8748</text:p>
          </table:table-cell>
          <table:table-cell office:value-type="float" office:value="18954" table:formula="of:=[.$H$9]*[.E32]" table:style-name="ce5">
            <text:p>1895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office:value-type="float" office:value="361" table:formula="of:=[.C33]*[.C33]" table:style-name="ce2">
            <text:p>361</text:p>
          </table:table-cell>
          <table:table-cell office:value-type="float" office:value="6859" table:formula="of:=[.D33]*[.C33]" table:style-name="ce2">
            <text:p>6859</text:p>
          </table:table-cell>
          <table:table-cell office:value-type="float" office:value="18397" table:formula="of:=[.$D$5]*[.E33]+[.$D$6]*[.D33]+[.$D$7]*[.C33]+[.$D$8]*[.B33]" table:style-name="ce2">
            <text:p>18397</text:p>
          </table:table-cell>
          <table:table-cell table:style-name="ce2"/>
          <table:table-cell office:value-type="float" office:value="10288.5" table:formula="of:=[.$H$5]*[.E33]" table:style-name="ce5">
            <text:p>10289</text:p>
          </table:table-cell>
          <table:table-cell office:value-type="float" office:value="22291.75" table:formula="of:=[.$H$9]*[.E33]" table:style-name="ce5">
            <text:p>2229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400" table:formula="of:=[.C34]*[.C34]" table:style-name="ce2">
            <text:p>400</text:p>
          </table:table-cell>
          <table:table-cell office:value-type="float" office:value="8000" table:formula="of:=[.D34]*[.C34]" table:style-name="ce2">
            <text:p>8000</text:p>
          </table:table-cell>
          <table:table-cell office:value-type="float" office:value="21400" table:formula="of:=[.$D$5]*[.E34]+[.$D$6]*[.D34]+[.$D$7]*[.C34]+[.$D$8]*[.B34]" table:style-name="ce2">
            <text:p>21400</text:p>
          </table:table-cell>
          <table:table-cell table:style-name="ce2"/>
          <table:table-cell office:value-type="float" office:value="12000" table:formula="of:=[.$H$5]*[.E34]" table:style-name="ce5">
            <text:p>12000</text:p>
          </table:table-cell>
          <table:table-cell office:value-type="float" office:value="26000" table:formula="of:=[.$H$9]*[.E34]" table:style-name="ce5">
            <text:p>26000</text:p>
          </table:table-cell>
          <table:table-cell table:number-columns-repeated="16375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style-name="ce1">
            <draw:frame draw:z-index="1" draw:id="id0" draw:style-name="a0" draw:name="Chart 1" svg:x="0.8713in" svg:y="0.0126in" svg:width="9.1795in" svg:height="5.68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Mark Lehr</meta:initial-creator>
    <dc:creator>ㅑ ЯƐИ ㅕ</dc:creator>
    <meta:creation-date>2021-09-15T18:27:26Z</meta:creation-date>
    <dc:date>2025-03-31T05:53:43Z</dc:date>
    <meta:editing-cycles>10</meta:editing-cycles>
    <meta:editing-duration>PT218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09.211968503937pt" svg:width="660.923937007874pt" chart:style-name="Crt0">
        <chart:title chart:style-name="CT00">
          <text:p text:style-name="a0" text:class-names="" text:cond-style-name="">Asymptotic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unction and First Order Behavior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-&gt; Size of Array to Analyze</text:p>
            </chart:title>
            <chart:grid chart:class="major" chart:style-name="GMa1"/>
          </chart:axis>
          <chart:series chart:label-cell-address="Example.$F$14" chart:values-cell-range-address="Example.$F$15:.$F$34" chart:class="chart:scatter" chart:attached-axis="primary-y" chart:style-name="G0S0">
            <chart:domain table:cell-range-address="Example.$C$15:.$C$34"/>
            <chart:data-point chart:repeated="20"/>
          </chart:series>
          <chart:series chart:label-cell-address="Example.$H$12" chart:values-cell-range-address="Example.$H$15:.$H$34" chart:class="chart:scatter" chart:attached-axis="primary-y" chart:style-name="G0S1">
            <chart:domain table:cell-range-address="Example.$C$15:.$C$34"/>
            <chart:data-point chart:repeated="20"/>
          </chart:series>
          <chart:series chart:label-cell-address="Example.$I$12" chart:values-cell-range-address="Example.$I$15:.$I$34" chart:class="chart:scatter" chart:attached-axis="primary-y" chart:style-name="G0S2">
            <chart:domain table:cell-range-address="Example.$C$15:.$C$34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